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.unesca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xt.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.digest( String algorithm , byte [ ]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.escape( String string , char 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explode( String str ,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md5( String data , String e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getNam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unescape( String string , char esca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xt.getLocalNam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.escapeIllegalXpathSearchChars( String 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xt.implode( String [ ] arr , String deli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.getAbsoluteParent( String path , int lev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xt.md5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digest( String algorithm , String data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getName( String path , boolean ignoreTrailingSlas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.getRelativeParent( String path , int 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xt.getRelativeParent( String path , int level , boolean ignoreTrailingSla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.getNamespacePrefix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.esca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replace( String text , String oldString , String newStr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xt.getName( String path , char deli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.escape( String string , char escape , boolean is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xt.unescapeIllegalJcrChar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xt.encodeIllegalXMLCharacters( String tex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Text.escapeIllegalJcrChars( String 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xt.escap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replaceVariables( Properties variables , String value , boolean ignoreMiss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xt.explode( String str , int ch , boolean respectEmp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xt.isSibling( String p1 , String 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.isDescendantOrEqual( String path , String descend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.isDescendant( String path , String descend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